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nb" fo:country="NO" officeooo:rsid="0013009e" officeooo:paragraph-rsid="0013009e"/>
    </style:style>
    <style:style style:name="P2" style:family="paragraph" style:parent-style-name="Text_20_body" style:list-style-name="L1">
      <style:text-properties officeooo:paragraph-rsid="0013bb2d"/>
    </style:style>
    <style:style style:name="P3" style:family="paragraph" style:parent-style-name="Text_20_body" style:list-style-name="L1">
      <style:text-properties fo:language="nb" fo:country="NO" officeooo:rsid="0013009e" officeooo:paragraph-rsid="0013009e"/>
    </style:style>
    <style:style style:name="P4" style:family="paragraph" style:parent-style-name="Text_20_body" style:list-style-name="L1">
      <style:text-properties fo:language="nb" fo:country="NO" officeooo:rsid="00174c38" officeooo:paragraph-rsid="00174c38"/>
    </style:style>
    <style:style style:name="P5" style:family="paragraph" style:parent-style-name="Text_20_body" style:list-style-name="L1">
      <style:text-properties fo:language="nb" fo:country="NO" officeooo:paragraph-rsid="00174c38"/>
    </style:style>
    <style:style style:name="P6" style:family="paragraph" style:parent-style-name="Text_20_body" style:list-style-name="L1">
      <style:text-properties officeooo:rsid="00155e76" officeooo:paragraph-rsid="00155e76"/>
    </style:style>
    <style:style style:name="P7" style:family="paragraph" style:parent-style-name="Text_20_body" style:list-style-name="L1">
      <style:text-properties officeooo:rsid="00168323" officeooo:paragraph-rsid="00168323"/>
    </style:style>
    <style:style style:name="P8" style:family="paragraph" style:parent-style-name="Text_20_body" style:list-style-name="L1">
      <style:text-properties officeooo:rsid="00174c38" officeooo:paragraph-rsid="00174c38"/>
    </style:style>
    <style:style style:name="T1" style:family="text">
      <style:text-properties officeooo:rsid="0013bb2d"/>
    </style:style>
    <style:style style:name="T2" style:family="text">
      <style:text-properties fo:language="nb" fo:country="NO"/>
    </style:style>
    <style:style style:name="T3" style:family="text">
      <style:text-properties fo:language="nb" fo:country="NO" officeooo:rsid="0013009e"/>
    </style:style>
    <style:style style:name="T4" style:family="text">
      <style:text-properties fo:language="nb" fo:country="NO" officeooo:rsid="0013bb2d"/>
    </style:style>
    <style:style style:name="T5" style:family="text">
      <style:text-properties officeooo:rsid="00174c38"/>
    </style:style>
    <style:style style:name="T6" style:family="text">
      <style:text-properties officeooo:rsid="00179b05"/>
    </style:style>
    <style:style style:name="T7" style:family="text">
      <style:text-properties fo:language="en" fo:country="US"/>
    </style:style>
    <style:style style:name="T8" style:family="text">
      <style:text-properties fo:language="en" fo:country="US" officeooo:rsid="00179b0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ksamen 2019 kont TDT 4120</text:h>
      <text:list xml:id="list426179280" text:style-name="L1">
        <text:list-item>
          <text:p text:style-name="P3">Den enkleste alogritmen å implementere som også vil gi den verste asymtotiske kjøretiden vil være å iterere gjennom arrayet k ganger, hver gang henter man ut den største verdien som er mindre enn verdiene man har funnet fra før av. Her så vil man ha to løkker, en som teller gjennom tabellen der man lagrer svar, og en inne i dette som teller gjennom tabellen med alle svarene.</text:p>
          <text:list>
            <text:list-item>
              <text:p text:style-name="P3">En annen mulig løsning vil være å lage en maks-heap ut ifra tabellen og så plukke ut de k største tallene fra denne. Her vil kompleksiteten av å lage en heap være Theta(n) samtidig som det å hente ut maks vil være Theta(k*log(n)), <text:span text:style-name="T1">da man skal hente ut maks k ganger.</text:span></text:p>
            </text:list-item>
            <text:list-item>
              <text:p text:style-name="P2"><text:span text:style-name="T3">Heap-løsningen kan være mer effektiv enn å sortere tabellen, avhengig av hvilken sorteringsalgoritme vi bruker. Hvis vi bruker quicksort så vil kompleksiteten bli O(n*logn) i gjennomsnitt, selv om den har O(n^2) i verste fall. Hvis vi går ut ifra Theta(n*logn + k), da man må hente ut de k første tallene i tillegg, så blir den totale kompleksiteten Theta(n*logn). Noe dårligere enn heap-løsningen da n må være større enn eller lik k i dette tilfellet. Dersom alle tallene er heltall så kan man også bruke tellesortering </text:span><text:span text:style-name="T4">så kan man komme ned i O(n) for sorteringen, men dette er bare hvis den øvre grensa for verdiene av tallene ikke er høyere enn antall tall. Den totale kompleksiteten vil dermed bli Theta(n)</text:span></text:p>
            </text:list-item>
            <text:list-item>
              <text:p text:style-name="P8"><text:span text:style-name="T2">Alle algoritmene bruker ikke noe ekstra plass, bortsett fra tellesortering. Dersom jeg skulle ha valgt å bruke en av disse i en faktisk implementasjon så ville jeg ha valgt å lage en heap for så å plukke ut de k største tallene. Dette bruker ikke ekstra plass, pluss at det kan brukes uten de samme begrensningene slik som tellesortering. </text:span></text:p>
            </text:list-item>
          </text:list>
        </text:list-item>
        <text:list-item>
          <text:p text:style-name="P4">Hvis man finner korteste vei mellom alle nodene så kan man natuligvis finne veien mellom en og en node.</text:p>
          <text:list>
            <text:list-item>
              <text:p text:style-name="P4">En til en kan man finne via dijkstra</text:p>
            </text:list-item>
            <text:list-item>
              <text:p text:style-name="P5"><text:span text:style-name="T5">Alle til alle kan man finne ved å kjøre dijkstra n-1 ganger på hver av nodene(dersom det er en rettet graf), men det finnes mer effektive måter. </text:span><text:span text:style-name="T6">Slik som for eksempel </text:span><text:bookmark text:name="firstHeading"/><text:span text:style-name="T7">Johnson's </text:span><text:span text:style-name="T8">algoritme</text:span></text:p>
            </text:list-item>
          </text:list>
        </text:list-item>
        <text:list-item>
          <text:p text:style-name="P6"><text:span text:style-name="T2">idk dette er ikke pensum til oss</text:span></text:p>
          <text:list>
            <text:list-item>
              <text:p text:style-name="P6"><text:span text:style-name="T2">Men man kan se på rekursjon som en måte å implementere rekursjonsbevis i programmeringen. Først så finner man et et rekursjons/induksjonstrinn som det også er sant for. Forskjellen er at med rekusjon så går man nedover mot basisen, men med induksjonsbevis så går man som oftest fra basis og oppover når man skal bevise noe.</text:span></text:p>
            </text:list-item>
          </text:list>
        </text:list-item>
        <text:list-item>
          <text:p text:style-name="P6"><text:span text:style-name="T2">faen ass</text:span></text:p>
        </text:list-item>
        <text:list-item>
          <text:p text:style-name="P6"><text:span text:style-name="T2">En ulempe er at det er sjukt vanskelig. En fordel er at det gir bra spørsmål der man kan trekke mange for poeng på eksamen. </text:span></text:p>
          <text:list>
            <text:list-item>
              <text:p text:style-name="P6"><text:span text:style-name="T2">Ikke samme klasse:</text:span></text:p>
              <text:list>
                <text:list-item>
                  <text:p text:style-name="P6"><text:span text:style-name="T2">forskjellige egenskaper (sjekkes i polynomisk tid)</text:span></text:p>
                </text:list-item>
                <text:list-item>
                  <text:p text:style-name="P6"><text:soft-page-break/><text:span text:style-name="T2">Noen av problemene kan reduseres til andre av problemene. NP=&gt; NP-komplett, så man trenger ikke alle probelemene i klassen</text:span></text:p>
                </text:list-item>
              </text:list>
            </text:list-item>
            <text:list-item>
              <text:p text:style-name="P6"><text:span text:style-name="T2">Samme klasse</text:span></text:p>
              <text:list>
                <text:list-item>
                  <text:p text:style-name="P6"><text:span text:style-name="T2">Viktigste er vanskelighetsgrad</text:span></text:p>
                </text:list-item>
                <text:list-item>
                  <text:p text:style-name="P6"><text:span text:style-name="T2">Står jo for NOT-polynomial, så gir mening at dette er den eneste egenskapen som man virkelig prioriterer</text:span></text:p>
                </text:list-item>
              </text:list>
            </text:list-item>
            <text:list-item>
              <text:p text:style-name="P7"><text:span text:style-name="T2">Typer problemer som ikke er i NP</text:span></text:p>
              <text:list>
                <text:list-item>
                  <text:p text:style-name="P7"><text:span text:style-name="T2">Alle problemene som er i P er ikke i NP. DVS. At man kan løse de i polynomisk tid</text:span></text:p>
                </text:list-item>
                <text:list-item>
                  <text:p text:style-name="P7"><text:span text:style-name="T2">For eksempel, så kan man finne største felles faktor til et tall i polynomisk tid. Dette</text:span></text:p>
                </text:list-item>
              </text:list>
            </text:list-item>
            <text:list-item>
              <text:p text:style-name="P7"><text:span text:style-name="T2">Hvorfor det ikke er problematisk at det er problemer med stor praktisk betydning som ikke er i NP</text:span></text:p>
              <text:list>
                <text:list-item>
                  <text:p text:style-name="P7"><text:span text:style-name="T2">Man bruker NP til å markere vanskelighetsgrad, ikke til å markere brukbarhet, så det er ikke problematisk at noen problemer ikke er så vanskelig. Da det liksom er hele problemet med å skille vanskelig fra lett.</text:span></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3T13:38:50.148000000</meta:creation-date>
    <dc:date>2020-11-23T14:54:13.484000000</dc:date>
    <meta:editing-duration>PT6M44S</meta:editing-duration>
    <meta:editing-cycles>1</meta:editing-cycles>
    <meta:document-statistic meta:table-count="0" meta:image-count="0" meta:object-count="0" meta:page-count="2" meta:paragraph-count="23" meta:word-count="620" meta:character-count="3418" meta:non-whitespace-character-count="2841"/>
    <meta:generator>LibreOffice/7.0.1.2$Windows_X86_64 LibreOffice_project/7cbcfc562f6eb6708b5ff7d7397325de9e764452</meta:generator>
  </office:meta>
</office:document-meta>
</file>